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1.0.oxt&#13;&#13;30.10.2018 23:30:03&#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1.0.oxt&#13;&#13;30.10.2018 23:30:1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7765204211402521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161601076870289761" text:style-name="L2">
        <text:list-item>
          <text:p text:style-name="P43">Version 2.1.2 :</text:p>
        </text:list-item>
      </text:list>
      <text:list xml:id="list1727448771182172197" text:style-name="L3">
        <text:list-item>
          <text:list>
            <text:list-item>
              <text:p text:style-name="P44">Localized help : resolved non-functional hyperlink due to API incompatibility introduced by Apache OpenOffice 4.1 (and LibreOffice 4.0).</text:p>
            </text:list-item>
          </text:list>
        </text:list-item>
      </text:list>
      <text:list xml:id="list43491645" text:continue-list="list5161601076870289761" text:style-name="L2">
        <text:list-item>
          <text:p text:style-name="P43">Version 2.1.1 :</text:p>
        </text:list-item>
      </text:list>
      <text:list xml:id="list3799865471251326376"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3502458" text:continue-list="list43491645" text:style-name="L2">
        <text:list-item>
          <text:p text:style-name="P43">Version 2.1.0 :</text:p>
        </text:list-item>
      </text:list>
      <text:list xml:id="list345802884287559494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3510980" text:continue-list="list43502458" text:style-name="L2">
        <text:list-item>
          <text:p text:style-name="P43">Version 2.0.0 :</text:p>
        </text:list-item>
      </text:list>
      <text:list xml:id="list38792075242636285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3499608" text:continue-list="list43510980" text:style-name="L2">
        <text:list-item>
          <text:p text:style-name="P43">Version 1.5.3 :</text:p>
        </text:list-item>
      </text:list>
      <text:list xml:id="list523270021088247500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36900757276891475"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2819367128230787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7842991037579215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207675176748127272"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921487891667113183"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226651096642632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7356498776282379752"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88259328791421067"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7657768970632214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70881938230878179" text:style-name="L17">
        <text:list-item>
          <text:p text:style-name="P58">Arg1 : <text:span text:style-name="InstructionMacro">String</text:span> : mandatory, type of control used for the button</text:p>
        </text:list-item>
      </text:list>
      <text:list xml:id="list536659058007146667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065185990558312010"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471994774366862614"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19714133169148510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677387315409417146"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83233796273454831"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7101400472907920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8137835100209292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720997486494099634"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753802262442404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44619434325599032"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96303632455969076"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34235109238286122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59046187680376304"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7123513196040236"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8278755636716865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40888224760899044"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1364611504076191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9269299407333999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2559215983389811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511771884953874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48956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141401824984906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18714983619325621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989467768237681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9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1</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1</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91</dc:date><text:p>internal</text:p><text:p>Page2</text:p><text:p/></office:annotation>Paragraph styles</text:p>
      <text:p text:style-name="P27"><office:annotation><dc:creator>BM</dc:creator><dc:date>2008-03-13T00:00:00.91</dc:date><text:p>internal</text:p><text:p>Page7</text:p><text:p/></office:annotation>Hyperlinks</text:p>
      <text:p text:style-name="hlp_5f_paragraph"><text:span text:style-name="T14"><office:annotation><dc:creator>BM</dc:creator><dc:date>2008-03-13T00:00:00.91</dc:date><text:p>internal</text:p><text:p>Page3</text:p><text:p/></office:annotation></text:span><text:span text:style-name="T14">Text formatting</text:span></text:p>
      <text:p text:style-name="P27"><office:annotation><dc:creator>BM</dc:creator><dc:date>2008-03-26T00:00:00.91</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3</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3</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3</dc:date><text:p>external</text:p><text:p>text/swriter/main0210.xhp</text:p><text:p/></office:annotation><text:span text:style-name="T14">Preview topic</text:span> </text:p>
      <text:p text:style-name="hlp_5f_paragraph">This hyperlink displays <text:s/><office:annotation><dc:creator>BM</dc:creator><dc:date>2008-03-15T00:00:00.93</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509815" text:continue-list="list369269299407333999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497314" text:continue-list="list4348956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3</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3</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5</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43515627" text:continue-list="list4350981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1.0") ' fill with your values
  setExtensionDescription("en, de")
  setDisplayName("en", "OpenOffice typography tools for yWriter users.")
  setDisplayName("de", "OpenOffice-Typographiewerkzeuge für yWriter-Anwender.")
rem   setLicense("en, de")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 → -- (en-dash to two hyphens)", "en")
              setTitle("– → -- (Gedankenstrich zu zwei Trennstrichen)", "de")
            endTitles
            setURL("Basic", "OOTyW", "Revert", "En_dash")
			setImage("icons/DoubleHyphen")
		endButton    

		beginButton()
            beginTitles("Writer")
              setTitle("-- → – (two hyphens to en-dash)", "en")
              setTitle("-- → – (zwei Trennstriche zu Gedankenstrich)",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endOfficeToolbar


  beginAddonMenu
    beginMenu
      beginTitles
	    setTitle("OOTyW de-DE")
      endTitles

      beginMenuItems

		beginCommand
            beginTitles("Writer")
              setTitle("Load tempate for RTF edit", "en")
              setTitle("Dokumentenvorlage für RTF-Bearbeitung laden", "de")
            endTitles
            setURL("Basic", "OOTyW", "RTFedit", "Format")
		endCommand

        addSeparator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 → ’ (Number sign to apostrophe)", "en")
              setTitle("# → ’ (Raute zu Apostroph)", "de")
            endTitles
            setURL("Basic", "OOTyW", "Common", "Apostrophe")
		endCommand

		beginCommand
            beginTitles("Writer")
              setTitle("... → … (Three periods to ellipsis)", "en")
             setTitle("... → … (Drei Punkte zu Ellipse)", "de")
             endTitles
            setURL("Basic", "OOTyW", "Common", "Ellipsis")
		endCommand
		
		beginCommand
            beginTitles("Writer")
              setTitle("-- → – (Two hyphens to en-dash)", "en")
              setTitle("-- → – (Zwei Trennstriche zu Gedankenstrich)", "de")
            endTitles
            setURL("Basic", "OOTyW", "Common", "En_dash")
		endCommand
		
		beginCommand
            beginTitles("Writer")
              setTitle("– → -- (En-dash to two hyphens)", "en")
              setTitle("– → -- (Gedankenstrich zu zwei Trennstrichen)", "de")
            endTitles
            setURL("Basic", "OOTyW", "Revert", "En_dash")
		endCommand
		
        addSeparator

		beginCommand
            beginTitles("Writer")
              setTitle("„, ‘“ → »› ‹« (German style quotation marks to chevrons)", "en")
              setTitle("„, ‘“ → »› ‹« (Deutsche Anführungszeichen zu Chevrons)", "de")
            endTitles
            setURL("Basic", "OOTyW", "QM_de_DE", "Chevrons")
		endCommand
		
		beginCommand
            beginTitles("Writer")
              setTitle("»› ‹« → „, ‘“ (Chevrons to German style quotation marks)", "en")
              setTitle("»› ‹« → „, ‘“ (Chevrons zu deitschen Anführungszeichen)", "de")
            endTitles
            setURL("Basic", "OOTyW", "QM_de_DE", "Anfuehrungszeichen")
		endCommand

      endMenuItems
    endMenu

    beginMenu
      beginTitles
	    setTitle("OOTyW en-US")
      endTitles

      beginMenuItems
		
		beginCommand
            beginTitles("Writer")
              setTitle("Load tempate for RTF edit", "en")
            endTitles
            setURL("Basic", "OOTyW", "RTFedit", "Format")
		endCommand

        addSeparator
		
		beginCommand
            beginTitles("Writer")
              setTitle("Format all to US typographical style", "en")
            endTitles
            setURL("Basic", "OOTyW", "QM_en_US", "Main")
		endCommand
		
        addSeparator

		beginCommand
            beginTitles("Writer")
              setTitle("Back to typewriter style", "en")
            endTitles
            setURL("Basic", "OOTyW", "QM_en_US", "TypewriterView")
		endCommand

		beginCommand
		    beginTitles("Writer")
              setTitle("# → ’ (Number sign to apostrophe)", "en")
            endTitles
            setURL("Basic", "OOTyW", "Common", "Apostrophe")
		endCommand

		beginCommand
            beginTitles("Writer")
              setTitle("... → … (Three periods to ellipsis)", "en")
             endTitles
            setURL("Basic", "OOTyW", "Common", "Ellipsis")
		endCommand
		
		beginCommand
            beginTitles("Writer")
              setTitle("-- → – (Two hyphens to en-dash)", "en")
            endTitles
            setURL("Basic", "OOTyW", "Common", "En_dash")
		endCommand
		
		beginCommand
            beginTitles("Writer")
              setTitle("– → -- (En-dash to two hyphens)", "en")
            endTitles
            setURL("Basic", "OOTyW", "Revert", "En_dash")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